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I. S. Isaac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0 December 1875</text:p>
      <text:p text:style-name="P6">Month<text:tab/><text:tab/><text:tab/><text:tab/><text:tab/><text:tab/>December</text:p>
      <text:p text:style-name="P6">Year<text:tab/><text:tab/><text:tab/><text:tab/><text:tab/><text:tab/>1875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ew York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LAW OFFICES/</text:span></text:p>
      <text:p text:style-name="P2"><text:span text:style-name="T1">MYER S. ISAACS,/</text:span></text:p>
      <text:p text:style-name="P2"><text:span text:style-name="T1">ADOLPH L. SANGER,<text:tab/><text:tab/><text:tab/>ISAACS &amp; SANGER.<text:tab/><text:tab/>Rooms 9 and 10./</text:span></text:p>
      <text:p text:style-name="P2"><text:span text:style-name="T1">ISAAC S. ISAACS.<text:tab/><text:tab/><text:tab/><text:tab/>243 BROADWAY,/</text:span></text:p>
      <text:p text:style-name="P4"><text:span text:style-name="T1">New York, Dec 20 1875/</text:span></text:p>
      <text:p text:style-name="P2"><text:span text:style-name="T1">Dear Sir/</text:span></text:p>
      <text:p text:style-name="P2"><text:span text:style-name="T1"><text:tab/>I enclose letter from/ Committee of which I am/ Secretary. <text:s/>I hope you will/ give the matter your early atten-/tion. <text:s/>If my brother or myself/ can possibly go to Phila-/delphia we shall do so/ in the course of a few days/ to talk the matter over./</text:span></text:p>
      <text:p text:style-name="P2"><text:span text:style-name="T1">Meanwhile I am with/ respect<text:tab/>truly yrs/</text:span></text:p>
      <text:p text:style-name="P2"><text:span text:style-name="T1"><text:tab/><text:tab/><text:tab/><text:tab/><text:tab/>I S Isaacs/</text:span></text:p>
      <text:p text:style-name="P2"><text:span text:style-name="T1">Rev.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09:52:30</meta:creation-date>
    <dc:date>2009-05-27T10:00:45</dc:date>
    <dc:language>en-US</dc:language>
    <meta:editing-cycles>2</meta:editing-cycles>
    <meta:editing-duration>PT8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0" meta:word-count="253" meta:character-count="1739"/>
  </office:meta>
</office:document-meta>
</file>